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diOverrid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verrid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verride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verride.validateChildNode( Locator loc , String nsURI , String local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idiOverride.BidiOverride( FONode par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diOverrid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